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o fence="true" stretchy="false">(</mo>
        <mrow>
          <mi>T</mi>
        </mrow>
        <mo fence="true" stretchy="false">)</mo>
      </mrow>
      <mrow>
        <mspace width="2em"/>
        <mo stretchy="false">=</mo>
        <mspace width="2em"/>
      </mrow>
      <msub>
        <mi>V</mi>
        <mn>0</mn>
      </msub>
      <mspace width="0.5em"/>
      <mrow>
        <mo fence="true" stretchy="true">(</mo>
        <mrow>
          <mrow>
            <mn>1</mn>
            <mrow>
              <mspace width="2em"/>
              <mo stretchy="false">+</mo>
              <mspace width="2em"/>
            </mrow>
            <msub>
              <mi mathvariant="normal">γ</mi>
              <mn>0</mn>
            </msub>
            <mspace width="0.5em"/>
            <mrow>
              <mo fence="true" stretchy="false">[</mo>
              <mrow>
                <mrow>
                  <mi>T</mi>
                  <mrow>
                    <mspace width="2em"/>
                    <mo stretchy="false">−</mo>
                    <mspace width="2em"/>
                  </mrow>
                  <msub>
                    <mi>T</mi>
                    <mn>0</mn>
                  </msub>
                </mrow>
              </mrow>
              <mo fence="true" stretchy="false">]</mo>
            </mrow>
          </mrow>
        </mrow>
        <mo fence="true" stretchy="true">)</mo>
      </mrow>
      <mspace width="10em"/>
      <mtext>mit</mtext>
      <mspace width="2em"/>
      <msub>
        <mi mathvariant="normal">γ</mi>
        <mn>0</mn>
      </msub>
      <mrow>
        <mspace width="2em"/>
        <mo stretchy="false">=</mo>
        <mspace width="2em"/>
      </mrow>
      <mfrac>
        <mn>1</mn>
        <msub>
          <mi>T</mi>
          <mn>0</mn>
        </msub>
      </mfrac>
      <mrow>
        <mspace width="2em"/>
        <mo stretchy="false">=</mo>
        <mspace width="2em"/>
      </mrow>
      <mfrac>
        <mn>1</mn>
        <mrow>
          <mn>273,15</mn>
          <mtext>K</mtext>
        </mrow>
      </mfrac>
    </mrow>
    <annotation encoding="StarMath 5.0">V ( T ) ~=~ V _0 ` left ( 1 ~+~ %igamma _0 ` [ T ~-~ T _0 ] right ) ~~~~~ 
"mit" ~ %igamma _0 ~=~ 1 over T _0 ~=~ 1 over { 273,15 "K"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4:46:38.077000000</meta:creation-date>
    <dc:date>2015-03-27T14:52:58.992000000</dc:date>
    <meta:editing-duration>PT6M21S</meta:editing-duration>
    <meta:editing-cycles>1</meta:editing-cycles>
    <meta:generator>LibreOffice/4.3.4.1$Windows_x86 LibreOffice_project/bc356b2f991740509f321d70e4512a6a54c5f243</meta:generator>
  </office:meta>
</office:document-meta>
</file>